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text-properties style:font-name="Arial" fo:font-size="12pt" style:font-size-asian="12pt" style:font-name-complex="Arial" style:font-size-complex="12pt"/>
    </style:style>
    <style:style style:name="P2" style:family="paragraph" style:parent-style-name="Normal">
      <style:text-properties style:font-name="Arial" fo:font-size="12pt" style:font-size-asian="12pt" style:font-name-complex="Arial" style:font-size-complex="12pt"/>
    </style:style>
    <style:style style:name="P3" style:family="paragraph" style:parent-style-name="Normal" style:list-style-name="L1">
      <style:text-properties style:font-name="Arial" fo:font-size="12pt" style:font-size-asian="12pt" style:font-name-complex="Arial" style:font-size-complex="12pt"/>
    </style:style>
    <style:style style:name="P4" style:family="paragraph" style:parent-style-name="Normal" style:list-style-name="L2">
      <style:text-properties style:font-name="Arial" fo:font-size="12pt" style:font-size-asian="12pt" style:font-name-complex="Arial" style:font-size-complex="12pt"/>
    </style:style>
    <style:style style:name="P5" style:family="paragraph" style:parent-style-name="Normal" style:list-style-name="L3">
      <style:text-properties style:font-name="Arial" fo:font-size="12pt" style:font-size-asian="12pt" style:font-name-complex="Arial" style:font-size-complex="12pt"/>
    </style:style>
    <style:style style:name="P6" style:family="paragraph" style:parent-style-name="Normal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g 2012-05-14</text:p>
      <text:p text:style-name="P1">Deltagere fremmødt: Nicolaj, Cong, Sam, Søren, René, Michael, Yusuf (sent)<text:line-break/>Digitalt fremmødt: Ingen<text:line-break/>Ikke fremmødt: Ingen</text:p>
      <text:p text:style-name="P1">Dagen i dag går ud på review og retrospective. </text:p>
      <text:p text:style-name="P1">Der er problemer med simulator-output, simulatoren, bevægelse af figurerne, opdatering af billederne, for hurtig kørsel af kommandoer, manglende kobling til databasen fra vægten, hastigheden af robotbevægelserne, kloen skal laves om så den bevæger sig hurtigt.</text:p>
      <text:p text:style-name="P1">Torsdag: god aftensmad, manglende arbejdsfokus, måske skal der trækkes øl fra, </text:p>
      <text:p text:style-name="P1">Folk skal gå hjem og kigge lidt på FIX-listen, så det skal der ordnes indtil i morgen. </text:p>
      <text:p text:style-name="P1">Retrospective:</text:p>
      <text:p text:style-name="P1">Godt:</text:p>
      <text:list xml:id="list32508605" text:style-name="L2">
        <text:list-item>
          <text:p text:style-name="P4">IssueTracker</text:p>
        </text:list-item>
        <text:list-item>
          <text:p text:style-name="P4">24 timer møder (god mad)</text:p>
        </text:list-item>
        <text:list-item>
          <text:p text:style-name="P4">XP programmering.</text:p>
        </text:list-item>
        <text:list-item>
          <text:p text:style-name="P4">XP med én UC. </text:p>
        </text:list-item>
        <text:list-item>
          <text:p text:style-name="P4">Skype ved ikke fremmøde.</text:p>
        </text:list-item>
        <text:list-item>
          <text:p text:style-name="P4">Face2Face.</text:p>
        </text:list-item>
        <text:list-item>
          <text:p text:style-name="P4">TDD</text:p>
        </text:list-item>
        <text:list-item>
          <text:p text:style-name="P4">Nicolaj</text:p>
        </text:list-item>
      </text:list>
      <text:p text:style-name="P1">Dårligt:</text:p>
      <text:list xml:id="list32488575" text:style-name="L1">
        <text:list-item>
          <text:p text:style-name="P3">Folk gik.</text:p>
        </text:list-item>
        <text:list-item>
          <text:p text:style-name="P3">Øl.</text:p>
        </text:list-item>
        <text:list-item>
          <text:p text:style-name="P3">Folk kommer ikke til tiden.</text:p>
        </text:list-item>
        <text:list-item>
          <text:p text:style-name="P3">Yusuf</text:p>
        </text:list-item>
        <text:list-item>
          <text:p text:style-name="P3">Folk laver andet end projekt, når vi har projekt. </text:p>
        </text:list-item>
        <text:list-item>
          <text:p text:style-name="P3">ScrumMaster.</text:p>
        </text:list-item>
        <text:list-item>
          <text:p text:style-name="P3">Git merging.</text:p>
          <text:p text:style-name="P3"/>
        </text:list-item>
      </text:list>
      <text:p text:style-name="P1"><text:soft-page-break/>Forbedres:</text:p>
      <text:list xml:id="list32561428" text:style-name="L3">
        <text:list-item>
          <text:p text:style-name="P5">Folk er dovne. Fokus er på et forkert emne. </text:p>
        </text:list-item>
        <text:list-item>
          <text:p text:style-name="P5">ScrumWise opdateres.</text:p>
        </text:list-item>
        <text:list-item>
          <text:p text:style-name="P5">TDD (rigtig rækkefølge) → kravspec, design + TDD. </text:p>
        </text:list-item>
        <text:list-item>
          <text:p text:style-name="P5">Git commit / kommentar + kodekommentar. </text:p>
        </text:list-item>
        <text:list-item>
          <text:p text:style-name="P5">Faste pauser 5-10 min. </text:p>
        </text:list-item>
        <text:list-item>
          <text:p text:style-name="P5">Få folk inddraget. </text:p>
        </text:list-item>
        <text:list-item>
          <text:p text:style-name="P5">Cong</text:p>
        </text:list-item>
        <text:list-item>
          <text:p text:style-name="P5">Gruppe booking. </text:p>
        </text:list-item>
        <text:list-item>
          <text:p text:style-name="P5">Bedre til at bruge git-merge.</text:p>
        </text:list-item>
        <text:list-item>
          <text:p text:style-name="P5">Mindre chikane</text:p>
        </text:list-item>
        <text:list-item>
          <text:p text:style-name="P5">Mere specifikke SCRUM møder. </text:p>
        </text:list-item>
        <text:list-item>
          <text:p text:style-name="P5">Flere tests.</text:p>
        </text:list-item>
        <text:list-item>
          <text:p text:style-name="P5">Template for retrospective. </text:p>
        </text:list-item>
        <text:list-item>
          <text:p text:style-name="P5">Ordstyrer.</text:p>
        </text:list-item>
      </text:list>
      <text:p text:style-name="P6">Der er planlagt møde tirsdag d. 15. maj, hvor der skal laves sprintplanning fra kl. 8-9, kl. 11-12 og efter kl. 14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a" fo:country="DK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.3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a" fo:country="DK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Calibri" style:font-name-asian="Calibri" style:font-name-complex="Times New Roma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Normal" style:next-style-name="Normal" style:class="chapter">
      <style:paragraph-properties fo:margin-top="0cm" fo:margin-bottom="0.529cm" fo:line-height="100%" fo:hyphenation-ladder-count="no-limit" fo:padding="0cm" fo:border-left="none" fo:border-right="none" fo:border-top="none" fo:border-bottom="0.99pt solid #4f81bd" style:shadow="none"/>
      <style:text-properties fo:color="#17365d" style:font-name="Cambria" fo:font-size="26pt" fo:letter-spacing="0.009cm" style:letter-kerning="true" style:font-name-asian="Times New Roman" style:font-size-asian="26pt" style:font-size-complex="26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eafsnit" style:family="paragraph" style:parent-style-name="Normal">
      <style:paragraph-properties fo:margin="100%" fo:margin-left="1.27cm" fo:margin-right="0cm" fo:margin-top="0cm" fo:margin-bottom="0.353cm" fo:hyphenation-ladder-count="no-limit" fo:text-indent="0cm" style:auto-text-indent="false">
        <style:tab-stops/>
      </style:paragraph-properties>
      <style:text-properties fo:hyphenate="false"/>
    </style:style>
    <style:style style:name="Standardskrifttype_20_i_20_afsnit" style:display-name="Standardskrifttype i afsnit" style:family="text"/>
    <style:style style:name="Titel_20_Tegn" style:display-name="Titel Tegn" style:family="text" style:parent-style-name="Standardskrifttype_20_i_20_afsni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WW_5f_CharLFO1LVL1" style:display-name="WW_CharLFO1LVL1" style:family="text">
      <style:text-properties style:font-name="Arial" style:font-name-asian="Calibri" style:font-name-complex="Aria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3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dc9775d-05ecbee-0851ad3-1586698-727bf66</meta:generator>
    <meta:initial-creator>Sam Luu Tong</meta:initial-creator>
    <meta:creation-date>2012-02-23T07:52:00Z</meta:creation-date>
    <dc:date>2012-05-14T13:47:15.71</dc:date>
    <meta:editing-cycles>8</meta:editing-cycles>
    <meta:editing-duration>PT1H6M13S</meta:editing-duration>
    <meta:document-statistic meta:table-count="0" meta:image-count="0" meta:object-count="0" meta:page-count="2" meta:paragraph-count="40" meta:word-count="237" meta:character-count="1356" meta:non-whitespace-character-count="1174"/>
    <meta:template xlink:type="simple" xlink:actuate="onRequest" xlink:title="" xlink:href="Normal"/>
  </office:meta>
</office:document-meta>
</file>